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General Goverment Gross Debt</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eina225</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Staatsschulden</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Gibt die Staatsschulden als Anteil des BIP a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General Government Gross Debt as share of GDP</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30,60,80,10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F</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29" calcext:value-type="date">
            <text:p>10/29/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84.2" calcext:value-type="float">
            <text:p>84.2</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106.7" calcext:value-type="float">
            <text:p>106.7</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27" calcext:value-type="float">
            <text:p>27</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85.1" calcext:value-type="float">
            <text:p>85.1</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108.2" calcext:value-type="float">
            <text:p>108.2</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42.7" calcext:value-type="float">
            <text:p>42.7</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45.1" calcext:value-type="float">
            <text:p>45.1</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10.4" calcext:value-type="float">
            <text:p>10.4</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59.3" calcext:value-type="float">
            <text:p>59.3</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95.6" calcext:value-type="float">
            <text:p>95.6</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74.9" calcext:value-type="float">
            <text:p>74.9</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178.6" calcext:value-type="float">
            <text:p>178.6</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76.2" calcext:value-type="float">
            <text:p>76.2</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107.5" calcext:value-type="float">
            <text:p>107.5</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32.3" calcext:value-type="float">
            <text:p>132.3</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40.6" calcext:value-type="float">
            <text:p>40.6</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40.7" calcext:value-type="float">
            <text:p>40.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23" calcext:value-type="float">
            <text:p>23</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68.3" calcext:value-type="float">
            <text:p>68.3</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68.2" calcext:value-type="float">
            <text:p>68.2</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50.4" calcext:value-type="float">
            <text:p>50.4</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30.2" calcext:value-type="float">
            <text:p>130.2</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39.9" calcext:value-type="float">
            <text:p>39.9</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53.5" calcext:value-type="float">
            <text:p>53.5</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80.8" calcext:value-type="float">
            <text:p>80.8</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99.3" calcext:value-type="float">
            <text:p>99.3</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44.9" calcext:value-type="float">
            <text:p>44.9</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88.2" calcext:value-type="float">
            <text:p>88.2</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